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7.4444in" fo:margin-left="0in" fo:margin-top="0in" fo:margin-bottom="0in" table:align="left" style:writing-mode="lr-tb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3.9444in"/>
    </style:style>
    <style:style style:name="Table1.1" style:family="table-row">
      <style:table-row-properties style:min-row-height="0.3319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8431in" fo:keep-together="auto"/>
    </style:style>
    <style:style style:name="Table3" style:family="table">
      <style:table-properties style:width="7.434in" fo:margin-left="0in" fo:margin-top="0in" fo:margin-bottom="0in" table:align="left" style:writing-mode="lr-tb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2.6806in"/>
    </style:style>
    <style:style style:name="Table3.C" style:family="table-column">
      <style:table-column-properties style:column-width="2.253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3.A2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1875in" fo:margin-left="0.0431in" fo:margin-top="0in" fo:margin-bottom="0in" table:align="left" style:writing-mode="lr-tb"/>
    </style:style>
    <style:style style:name="Table2.A" style:family="table-column">
      <style:table-column-properties style:column-width="3.8118in"/>
    </style:style>
    <style:style style:name="Table2.B" style:family="table-column">
      <style:table-column-properties style:column-width="3.3757in"/>
    </style:style>
    <style:style style:name="Table2.1" style:family="table-row">
      <style:table-row-properties style:min-row-height="0.0139in"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7.1875in" fo:margin-left="0.0431in" fo:margin-top="0in" fo:margin-bottom="0in" table:align="left" style:writing-mode="lr-tb"/>
    </style:style>
    <style:style style:name="Table2.A" style:family="table-column">
      <style:table-column-properties style:column-width="3.8118in"/>
    </style:style>
    <style:style style:name="Table2.B" style:family="table-column">
      <style:table-column-properties style:column-width="3.3757in"/>
    </style:style>
    <style:style style:name="Table2.1" style:family="table-row">
      <style:table-row-properties style:min-row-height="0.0139in"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5" style:family="table">
      <style:table-properties style:width="7.434in" fo:margin-left="0in" fo:margin-top="0in" fo:margin-bottom="0in" table:align="left" style:writing-mode="lr-tb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2.6806in"/>
    </style:style>
    <style:style style:name="Table5.C" style:family="table-column">
      <style:table-column-properties style:column-width="2.253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5.2" style:family="table-row">
      <style:table-row-properties style:min-row-height="0.609in" fo:keep-together="auto"/>
    </style:style>
    <style:style style:name="Table8" style:family="table">
      <style:table-properties style:width="7.434in" fo:margin-left="0in" fo:margin-top="0in" fo:margin-bottom="0in" table:align="left" style:writing-mode="lr-tb"/>
    </style:style>
    <style:style style:name="Table8.A" style:family="table-column">
      <style:table-column-properties style:column-width="3.5in"/>
    </style:style>
    <style:style style:name="Table8.B" style:family="table-column">
      <style:table-column-properties style:column-width="2.3708in"/>
    </style:style>
    <style:style style:name="Table8.C" style:family="table-column">
      <style:table-column-properties style:column-width="1.5632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" style:family="table">
      <style:table-properties style:width="7.434in" fo:margin-left="0in" fo:margin-top="0in" fo:margin-bottom="0in" table:align="left" style:writing-mode="lr-tb"/>
    </style:style>
    <style:style style:name="Table4.A" style:family="table-column">
      <style:table-column-properties style:column-width="3.5in"/>
    </style:style>
    <style:style style:name="Table4.B" style:family="table-column">
      <style:table-column-properties style:column-width="2.3708in"/>
    </style:style>
    <style:style style:name="Table4.C" style:family="table-column">
      <style:table-column-properties style:column-width="1.563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0.5pt dotted #000000" fo:border-bottom="none" style:writing-mode="lr-tb"/>
    </style:style>
    <style:style style:name="Table4.A2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7.434in" fo:margin-left="0in" fo:margin-top="0in" fo:margin-bottom="0in" table:align="left" style:writing-mode="lr-tb"/>
    </style:style>
    <style:style style:name="Table6.A" style:family="table-column">
      <style:table-column-properties style:column-width="2.625in"/>
    </style:style>
    <style:style style:name="Table6.B" style:family="table-column">
      <style:table-column-properties style:column-width="3.2458in"/>
    </style:style>
    <style:style style:name="Table6.C" style:family="table-column">
      <style:table-column-properties style:column-width="1.5632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0.05pt dotted #000000" fo:border-bottom="none" style:writing-mode="lr-tb"/>
    </style:style>
    <style:style style:name="Table6.A2" style:family="table-cell">
      <style:table-cell-properties fo:padding-left="0.075in" fo:padding-right="0.075in" fo:padding-top="0in" fo:padding-bottom="0in" fo:border="none" style:writing-mode="lr-tb"/>
    </style:style>
    <style:style style:name="Table7" style:family="table">
      <style:table-properties style:width="7.434in" fo:margin-left="0in" fo:margin-top="0in" fo:margin-bottom="0in" table:align="left" style:writing-mode="lr-tb"/>
    </style:style>
    <style:style style:name="Table7.A" style:family="table-column">
      <style:table-column-properties style:column-width="7.434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none" fo:border-right="none" fo:border-top="0.05pt solid #000000" fo:border-bottom="none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officeooo:paragraph-rsid="00221da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2pt" fo:language="en" fo:country="US" officeooo:paragraph-rsid="00221da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officeooo:rsid="00206647" officeooo:paragraph-rsid="00206647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officeooo:rsid="00221da8" officeooo:paragraph-rsid="00221da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bold" officeooo:paragraph-rsid="001f82af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2pt" fo:language="en" fo:country="US" fo:font-weight="bold" officeooo:rsid="001ac42e" officeooo:paragraph-rsid="001ac42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2pt" fo:language="en" fo:country="US" fo:font-weight="bold" officeooo:rsid="001ac42e" officeooo:paragraph-rsid="001f82af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bold" officeooo:rsid="001ac42e" officeooo:paragraph-rsid="001ac42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bold" officeooo:rsid="001ac42e" officeooo:paragraph-rsid="001f82af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bold" officeooo:rsid="001c93b9" officeooo:paragraph-rsid="001c93b9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2pt" fo:language="en" fo:country="US" fo:font-weight="bold" officeooo:rsid="001f4485" officeooo:paragraph-rsid="001f4485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normal" officeooo:paragraph-rsid="001f4485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normal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normal" officeooo:paragraph-rsid="001ac42e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normal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normal" officeooo:paragraph-rsid="001ac42e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22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2pt" fo:language="en" fo:country="US" fo:font-weight="normal" officeooo:rsid="001ac42e" officeooo:paragraph-rsid="001ac42e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normal" officeooo:rsid="001ac42e" officeooo:paragraph-rsid="001ac42e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24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fo:font-size="12pt" officeooo:paragraph-rsid="001ac42e" style:font-size-asian="12pt" style:font-size-complex="12pt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fo:font-size="12pt" fo:font-weight="bold" officeooo:rsid="001ac42e" officeooo:paragraph-rsid="001ac42e" style:font-size-asian="12pt" style:font-weight-asian="bold" style:font-size-complex="12pt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fo:font-size="12pt" fo:font-weight="bold" officeooo:rsid="001c93b9" officeooo:paragraph-rsid="001c93b9" style:font-size-asian="12pt" style:font-weight-asian="bold" style:font-size-complex="12pt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officeooo:paragraph-rsid="001ac42e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officeooo:paragraph-rsid="001c93b9"/>
    </style:style>
    <style:style style:name="P34" style:family="paragraph" style:parent-style-name="Standard">
      <style:text-properties officeooo:paragraph-rsid="001ac42e"/>
    </style:style>
    <style:style style:name="P35" style:family="paragraph" style:parent-style-name="List_20_Paragraph" style:list-style-name="WWNum1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36" style:family="paragraph" style:parent-style-name="List_20_Paragraph" style:list-style-name="WWNum1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2pt" fo:language="en" fo:country="US" fo:font-weight="bold" officeooo:rsid="00221da8" officeooo:paragraph-rsid="00221da8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37" style:family="paragraph" style:parent-style-name="List_20_Paragraph" style:list-style-name="WWNum1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2pt" fo:language="en" fo:country="US" officeooo:paragraph-rsid="001ac42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8" style:family="paragraph" style:parent-style-name="List_20_Paragraph" style:list-style-name="WWNum2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2pt" fo:language="en" fo:country="US" officeooo:paragraph-rsid="00221da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9" style:family="paragraph" style:parent-style-name="List_20_Paragraph" style:list-style-name="WWNum2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0" style:family="paragraph" style:parent-style-name="List_20_Paragraph" style:list-style-name="WWNum2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2pt" fo:language="en" fo:country="US" officeooo:paragraph-rsid="001ac42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1" style:family="paragraph" style:parent-style-name="List_20_Paragraph" style:list-style-name="WWNum2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2pt" fo:language="en" fo:country="US" officeooo:rsid="001c93b9" officeooo:paragraph-rsid="001c93b9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9pt" fo:language="en" fo:country="US" officeooo:paragraph-rsid="001ac42e" style:letter-kerning="false" style:font-name-asian="Calibri1" style:font-size-asian="9pt" style:language-asian="en" style:country-asian="US" style:font-size-complex="9pt" style:language-complex="ar" style:country-complex="SA"/>
    </style:style>
    <style:style style:name="T1" style:family="text">
      <style:text-properties fo:font-size="12pt" officeooo:rsid="00206647" style:font-size-asian="12pt" style:font-size-complex="12pt"/>
    </style:style>
    <style:style style:name="T2" style:family="text">
      <style:text-properties fo:font-size="12pt" officeooo:rsid="001ac42e" style:font-size-asian="12pt" style:font-size-complex="12pt"/>
    </style:style>
    <style:style style:name="T3" style:family="text">
      <style:text-properties fo:font-size="12pt" officeooo:rsid="00221da8" style:font-size-asian="12pt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c42e" style:font-weight-asian="bold"/>
    </style:style>
    <style:style style:name="T6" style:family="text">
      <style:text-properties officeooo:rsid="001ac42e"/>
    </style:style>
    <style:style style:name="T7" style:family="text">
      <style:text-properties officeooo:rsid="001c93b9"/>
    </style:style>
    <style:style style:name="T8" style:family="text">
      <style:text-properties style:text-underline-style="none"/>
    </style:style>
    <style:style style:name="T9" style:family="text">
      <style:text-properties officeooo:rsid="00206647"/>
    </style:style>
    <style:style style:name="T10" style:family="text">
      <style:text-properties officeooo:rsid="00221da8"/>
    </style:style>
    <style:style style:name="T11" style:family="text">
      <style:text-properties officeooo:rsid="002492dd"/>
    </style:style>
    <style:style style:name="T12" style:family="text">
      <style:text-properties officeooo:rsid="0028315f"/>
    </style:style>
    <style:style style:name="T13" style:family="text">
      <style:text-properties officeooo:rsid="0029c740"/>
    </style:style>
    <style:style style:name="T14" style:family="text">
      <style:text-properties officeooo:rsid="002c39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Jonathan Martin</text:p>
            <text:p text:style-name="P2">6685 Woodbury Loop</text:p>
            <text:p text:style-name="P1">Morgantown, KY 42261</text:p>
          </table:table-cell>
          <table:table-cell table:style-name="Table1.A1" office:value-type="string">
            <text:p text:style-name="P4"/>
            <text:p text:style-name="P5"/>
          </table:table-cell>
          <table:table-cell table:style-name="Table1.A1" office:value-type="string">
            <text:p text:style-name="P42"><text:span text:style-name="T3">E</text:span><text:span text:style-name="T1">mail:</text:span><text:span text:style-name="T9"> <text:s text:c="2"/></text:span><text:a xlink:type="simple" xlink:href="mailto:contact@jamesjonathanmartin.com" text:style-name="Internet_20_link" text:visited-style-name="Visited_20_Internet_20_Link"><text:span text:style-name="T2">contact@jamesjonathanmartin.com</text:span></text:a><text:span text:style-name="T2"> </text:span><text:span text:style-name="T3">(preferred)</text:span></text:p>
            <text:p text:style-name="P2"><text:span text:style-name="T10">P</text:span><text:span text:style-name="T9">hone: </text:span><text:span text:style-name="T10">(270) 999-4625 (Please leave voicemail)</text:span></text:p>
            <text:p text:style-name="P6">Website: <text:a xlink:type="simple" xlink:href="https://jamesjonathanmartin.com/" text:style-name="Internet_20_link" text:visited-style-name="Visited_20_Internet_20_Link"><text:span text:style-name="T14">jamesjonathanmartin.com</text:span></text:a></text:p>
          </table:table-cell>
        </table:table-row>
        <table:table-row table:style-name="Table1.2">
          <table:table-cell table:style-name="Table1.A1" table:number-columns-spanned="3" office:value-type="string">
            <text:p text:style-name="P27"/>
            <text:p text:style-name="P15">Seeking a<text:span text:style-name="T7">n entry-level</text:span> <text:span text:style-name="T13">position</text:span> as <text:span text:style-name="T6">a </text:span><text:span text:style-name="T13">remote </text:span><text:span text:style-name="T6">programmer or </text:span><text:span text:style-name="T13">remote </text:span><text:span text:style-name="T6">game developer.</text:span></text:p>
            <text:p text:style-name="P28"/>
            <text:p text:style-name="P16">EDUCATION</text:p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7"><text:s/></text:p>
            <text:p text:style-name="P17">Louisville, KY</text:p>
          </table:table-cell>
          <table:table-cell table:style-name="Table3.A1" office:value-type="string">
            <text:p text:style-name="P20"/>
            <text:p text:style-name="P20">University of Louisville</text:p>
          </table:table-cell>
          <table:table-cell table:style-name="Table3.A1" office:value-type="string">
            <text:p text:style-name="P22"/>
            <text:p text:style-name="P22">2013 - 2015</text:p>
          </table:table-cell>
        </table:table-row>
        <table:table-row table:style-name="Table3.1">
          <table:table-cell table:style-name="Table3.A2" table:number-columns-spanned="3" office:value-type="string">
            <text:list xml:id="list3395780650" text:style-name="WWNum1">
              <text:list-item>
                <text:p text:style-name="P35">M.S. IN COMPUTER SCIENCE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26"/>
                </table:table-cell>
                <table:table-cell table:style-name="Table2.A1" office:value-type="string">
                  <text:p text:style-name="P24"/>
                </table:table-cell>
              </table:table-row>
            </table:table>
            <text:p text:style-name="P25"/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8">Bowling Green, KY</text:p>
          </table:table-cell>
          <table:table-cell table:style-name="Table3.A2" office:value-type="string">
            <text:p text:style-name="P23">KCTCS &amp; WKU</text:p>
          </table:table-cell>
          <table:table-cell table:style-name="Table3.A2" office:value-type="string">
            <text:p text:style-name="P22">2010 - 2012</text:p>
          </table:table-cell>
        </table:table-row>
        <table:table-row table:style-name="Table3.1">
          <table:table-cell table:style-name="Table3.A2" table:number-columns-spanned="3" office:value-type="string">
            <text:list xml:id="list123125363871630" text:continue-numbering="true" text:style-name="WWNum1">
              <text:list-item>
                <text:p text:style-name="P36">CS MASTER’S PREREQUISITES</text:p>
              </text:list-item>
            </text:list>
          </table:table-cell>
          <table:covered-table-cell/>
          <table:covered-table-cell/>
        </table:table-row>
      </table:table>
      <text:p text:style-name="P2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9">Bowling Green, KY</text:p>
          </table:table-cell>
          <table:table-cell table:style-name="Table5.A1" office:value-type="string">
            <text:p text:style-name="P21">Western Kentucky University</text:p>
          </table:table-cell>
          <table:table-cell table:style-name="Table5.A1" office:value-type="string">
            <text:p text:style-name="P22">2004 - 2009</text:p>
          </table:table-cell>
        </table:table-row>
        <table:table-row table:style-name="Table5.2">
          <table:table-cell table:style-name="Table5.A1" table:number-columns-spanned="3" office:value-type="string">
            <text:list xml:id="list123126445473755" text:continue-numbering="true" text:style-name="WWNum1">
              <text:list-item>
                <text:p text:style-name="P37"><text:span text:style-name="T4">B.S. IN </text:span><text:span text:style-name="T5">MATH AND SCIENCE EDUCATION</text:span></text:p>
              </text:list-item>
            </text:list>
          </table:table-cell>
          <table:covered-table-cell/>
          <table:covered-table-cell/>
        </table:table-row>
      </table:table>
      <text:p text:style-name="P30"><text:s/>WORK HISTORY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10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"><text:bookmark text:name="_GoBack"/>MARTIN ELECTRONICS CO-OWNER</text:p>
            <text:p text:style-name="P11">PRIVATE TUTOR &amp;</text:p>
            <text:p text:style-name="P11">SUBSTITUTE TEACHER</text:p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9">2017 - <text:span text:style-name="T10">2022</text:span></text:p>
          </table:table-cell>
        </table:table-row>
        <table:table-row table:style-name="Table4.1">
          <table:table-cell table:style-name="Table4.A2" table:number-columns-spanned="3" office:value-type="string">
            <text:list xml:id="list1725942093" text:style-name="WWNum2">
              <text:list-header>
                <text:p text:style-name="P38">• Privately tutored in math, programming, and computer literacy</text:p>
                <text:p text:style-name="P38">• Taught as a substitute teacher for the local school system</text:p>
              </text:list-header>
            </text:list>
            <text:p text:style-name="P3">• PC/Laptop troubleshooting and repair, PC System building, home network installation</text:p>
            <text:list xml:id="list123126958866151" text:continue-numbering="true" text:style-name="WWNum2">
              <text:list-header>
                <text:p text:style-name="P39">• Collins Distribution Internet Reseller, OTA antenna sales and installation, satellite dish installation</text:p>
                <text:p text:style-name="P39">• Home security system sales and installation, TV mount installation, <text:span text:style-name="T10">MIMO cellular antenna installation</text:span></text:p>
              </text:list-header>
            </text:list>
          </table:table-cell>
          <table:covered-table-cell/>
          <table:covered-table-cell/>
        </table:table-row>
      </table:table>
      <text:p text:style-name="P3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1">HEAD OF TUTORING SERVICES &amp;</text:p>
            <text:p text:style-name="P11">ADJUNCT INSTRUCTOR</text:p>
          </table:table-cell>
          <table:table-cell table:style-name="Table6.A1" office:value-type="string">
            <text:p text:style-name="P13">SOUTHCENTRAL KY COMMUNITY AND TECHNICAL COLLEGE</text:p>
          </table:table-cell>
          <table:table-cell table:style-name="Table6.A1" office:value-type="string">
            <text:p text:style-name="P14">2009 - 2016</text:p>
          </table:table-cell>
        </table:table-row>
        <table:table-row table:style-name="Table6.1">
          <table:table-cell table:style-name="Table6.A2" table:number-columns-spanned="3" office:value-type="string">
            <text:list xml:id="list123127330049085" text:continue-numbering="true" text:style-name="WWNum2">
              <text:list-header>
                <text:p text:style-name="P40">• <text:span text:style-name="T7">T</text:span>utored and coordinated tutoring in math, CIT/<text:span text:style-name="T8">programming</text:span>, and other topics</text:p>
                <text:p text:style-name="P40">• Interviewed and trained student/part-time tutors</text:p>
                <text:p text:style-name="P40">• Taught over 100 credit hours of math and CIT/programming courses</text:p>
                <text:p text:style-name="P40">• Award: The Learning Center at SKYCTC voted BEST Academic Improvement Program in area (2013)</text:p>
                <text:p text:style-name="P40">• Award: SKYCTC Mentor Award Nominee for exceptional service to students (2012)</text:p>
              </text:list-header>
            </text:list>
          </table:table-cell>
          <table:covered-table-cell/>
          <table:covered-table-cell/>
        </table:table-row>
      </table:table>
      <text:p text:style-name="P34"/>
      <text:p text:style-name="P31"><text:span text:style-name="T12">FAVORED </text:span><text:span text:style-name="T11">LANGUAGES AND TECHNOLOGIES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xml:id="list123126144595322" text:continue-numbering="true" text:style-name="WWNum2">
              <text:list-item>
                <text:p text:style-name="P41">C#</text:p>
              </text:list-item>
              <text:list-item>
                <text:p text:style-name="P41">C++</text:p>
              </text:list-item>
              <text:list-item>
                <text:p text:style-name="P41">Java</text:p>
              </text:list-item>
              <text:list-item>
                <text:p text:style-name="P41">Python</text:p>
              </text:list-item>
              <text:list-item>
                <text:p text:style-name="P41">Unity3D</text:p>
              </text:list-item>
              <text:list-item>
                <text:p text:style-name="P41">Godot</text:p>
              </text:list-item>
              <text:list-item>
                <text:p text:style-name="P41">Photoshop</text:p>
              </text:list-item>
              <text:list-item>
                <text:p text:style-name="P41">Github</text:p>
              </text:list-item>
            </text:list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, Jonathan (Southcentral)</meta:initial-creator>
    <meta:editing-cycles>15</meta:editing-cycles>
    <meta:print-date>2016-01-14T01:22:00</meta:print-date>
    <meta:creation-date>2017-06-01T14:54:00</meta:creation-date>
    <dc:date>2022-11-10T12:31:25.187000000</dc:date>
    <meta:editing-duration>PT34M26S</meta:editing-duration>
    <meta:generator>LibreOffice/7.3.3.2$Windows_X86_64 LibreOffice_project/d1d0ea68f081ee2800a922cac8f79445e4603348</meta:generator>
    <meta:document-statistic meta:table-count="8" meta:image-count="0" meta:object-count="0" meta:page-count="1" meta:paragraph-count="49" meta:word-count="245" meta:character-count="1564" meta:non-whitespace-character-count="1383"/>
    <meta:user-defined meta:name="AppVersion">16.0000</meta:user-defined>
    <meta:user-defined meta:name="Company">Southcentral Kentucky Community &amp; Technical College</meta:user-defined>
    <meta:template xlink:type="simple" xlink:actuate="onRequest" xlink:title="Normal" xlink:href=""/>
  </office:meta>
</office:document-meta>
</file>